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599" officeooo:paragraph-rsid="001b0599"/>
    </style:style>
    <style:style style:name="P2" style:family="paragraph" style:parent-style-name="Standard">
      <style:text-properties officeooo:rsid="001b0599" officeooo:paragraph-rsid="00259bae"/>
    </style:style>
    <style:style style:name="P3" style:family="paragraph" style:parent-style-name="Standard">
      <style:text-properties officeooo:rsid="001b0599" officeooo:paragraph-rsid="00238de5"/>
    </style:style>
    <style:style style:name="P4" style:family="paragraph" style:parent-style-name="Standard">
      <style:text-properties officeooo:rsid="001b0599" officeooo:paragraph-rsid="002dcf73"/>
    </style:style>
    <style:style style:name="P5" style:family="paragraph" style:parent-style-name="Standard">
      <style:text-properties officeooo:rsid="001ce9db" officeooo:paragraph-rsid="001ce9db"/>
    </style:style>
    <style:style style:name="P6" style:family="paragraph" style:parent-style-name="Standard">
      <style:text-properties fo:font-style="normal" officeooo:rsid="001b0599" officeooo:paragraph-rsid="001b0599" style:font-style-asian="normal" style:font-style-complex="normal"/>
    </style:style>
    <style:style style:name="P7" style:family="paragraph" style:parent-style-name="Standard">
      <style:text-properties fo:font-style="normal" officeooo:rsid="001b0599" officeooo:paragraph-rsid="001ce9db" style:font-style-asian="normal" style:font-style-complex="normal"/>
    </style:style>
    <style:style style:name="P8" style:family="paragraph" style:parent-style-name="Standard">
      <style:text-properties fo:font-style="normal" officeooo:rsid="001ce9db" officeooo:paragraph-rsid="001ce9db" style:font-style-asian="normal" style:font-style-complex="normal"/>
    </style:style>
    <style:style style:name="P9" style:family="paragraph" style:parent-style-name="Standard">
      <style:text-properties fo:font-style="normal" officeooo:rsid="002400aa" officeooo:paragraph-rsid="002400aa" style:font-style-asian="normal" style:font-style-complex="normal"/>
    </style:style>
    <style:style style:name="P10" style:family="paragraph" style:parent-style-name="Standard">
      <style:text-properties fo:font-style="normal" officeooo:rsid="00259bae" officeooo:paragraph-rsid="00259bae" style:font-style-asian="normal" style:font-style-complex="normal"/>
    </style:style>
    <style:style style:name="P11" style:family="paragraph" style:parent-style-name="Standard">
      <style:text-properties fo:font-style="normal" officeooo:rsid="00259bae" officeooo:paragraph-rsid="00285aee" style:font-style-asian="normal" style:font-style-complex="normal"/>
    </style:style>
    <style:style style:name="P12" style:family="paragraph" style:parent-style-name="Standard">
      <style:text-properties fo:font-style="normal" officeooo:rsid="00293a45" officeooo:paragraph-rsid="002b7267" style:font-style-asian="normal" style:font-style-complex="normal"/>
    </style:style>
    <style:style style:name="P13" style:family="paragraph" style:parent-style-name="Standard">
      <style:text-properties fo:font-style="normal" officeooo:rsid="002fe560" officeooo:paragraph-rsid="002fe560" style:font-style-asian="normal" style:font-style-complex="normal"/>
    </style:style>
    <style:style style:name="P14" style:family="paragraph" style:parent-style-name="Standard">
      <style:text-properties officeooo:paragraph-rsid="001b0599"/>
    </style:style>
    <style:style style:name="P15" style:family="paragraph" style:parent-style-name="Preformatted_20_Text">
      <style:text-properties fo:font-style="normal" officeooo:rsid="001ce9db" officeooo:paragraph-rsid="001ce9db" style:font-style-asian="normal" style:font-style-complex="normal"/>
    </style:style>
    <style:style style:name="P16" style:family="paragraph" style:parent-style-name="Preformatted_20_Text">
      <style:text-properties officeooo:rsid="001b0599" officeooo:paragraph-rsid="001b0599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18" style:family="paragraph" style:parent-style-name="Preformatted_20_Text">
      <style:paragraph-properties fo:margin-top="0.106cm" fo:margin-bottom="0.106cm" loext:contextual-spacing="false" fo:padding="0cm" fo:border="none"/>
    </style:style>
    <style:style style:name="P19" style:family="paragraph" style:parent-style-name="Text_20_body">
      <style:text-properties fo:font-variant="normal" fo:text-transform="none" fo:color="#1f2328" style:font-name="apple-system" fo:letter-spacing="normal" fo:font-style="normal" fo:font-weight="normal" officeooo:rsid="001b0599" officeooo:paragraph-rsid="001b0599"/>
    </style:style>
    <style:style style:name="P20" style:family="paragraph" style:parent-style-name="Standard">
      <style:text-properties fo:font-style="normal" officeooo:rsid="001b0599" officeooo:paragraph-rsid="002dcf73" style:font-style-asian="normal" style:font-style-complex="normal"/>
    </style:style>
    <style:style style:name="P21" style:family="paragraph" style:parent-style-name="Standard">
      <style:text-properties fo:font-style="normal" officeooo:rsid="002fe560" officeooo:paragraph-rsid="001b0599" style:font-style-asian="normal" style:font-style-complex="normal"/>
    </style:style>
    <style:style style:name="P22" style:family="paragraph" style:parent-style-name="Standard">
      <style:text-properties fo:font-style="normal" officeooo:rsid="003bb1ae" officeooo:paragraph-rsid="003bb1ae" style:font-style-asian="normal" style:font-style-complex="normal"/>
    </style:style>
    <style:style style:name="P23" style:family="paragraph" style:parent-style-name="Standard">
      <style:text-properties fo:font-style="normal" officeooo:rsid="003ca9a2" officeooo:paragraph-rsid="003ca9a2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5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ae23" style:font-style-asian="normal" style:font-style-complex="normal"/>
    </style:style>
    <style:style style:name="T5" style:family="text">
      <style:text-properties fo:font-style="normal" officeooo:rsid="0021bda3" style:font-style-asian="normal" style:font-style-complex="normal"/>
    </style:style>
    <style:style style:name="T6" style:family="text">
      <style:text-properties fo:font-style="normal" officeooo:rsid="00259bae" style:font-style-asian="normal" style:font-style-complex="normal"/>
    </style:style>
    <style:style style:name="T7" style:family="text">
      <style:text-properties fo:font-style="normal" officeooo:rsid="0032f121" style:font-style-asian="normal" style:font-style-complex="normal"/>
    </style:style>
    <style:style style:name="T8" style:family="text">
      <style:text-properties fo:font-style="normal" officeooo:rsid="001b0599" style:font-style-asian="normal" style:font-style-complex="normal"/>
    </style:style>
    <style:style style:name="T9" style:family="text"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10" style:family="text">
      <style:text-properties fo:font-variant="normal" fo:text-transform="none" style:font-name="inherit" fo:font-weight="normal" officeooo:rsid="001ce9db" fo:background-color="transparent" loext:char-shading-value="0" loext:padding="0cm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style:font-name="var ff-mono" fo:letter-spacing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1d1c1d" style:font-name="Slack-Lato" fo:font-size="11.25pt" fo:letter-spacing="normal" fo:font-weight="normal"/>
    </style:style>
    <style:style style:name="T14" style:family="text">
      <style:text-properties officeooo:rsid="001b05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a xlink:type="simple" xlink:href="https://www.chicwish.com/bottoms.html?p=2&amp;produ=&amp;product_list_dir=desc&amp;product_list_order=bestsellers" text:style-name="Internet_20_link" text:visited-style-name="Visited_20_Internet_20_Link">https://www.chicwish.com/bottoms.html?p=2&amp;produ=&amp;product_list_dir=desc&amp;product_list_order=bestsellers</text:a></text:p>
      <text:p text:style-name="P21"/>
      <text:p text:style-name="P23">​aws</text:p>
      <text:p text:style-name="P21"><text:a xlink:type="simple" xlink:href="https://docs.aws.amazon.com/sdk-for-javascript/v2/developer-guide/s3-example-photo-album.html" text:style-name="Internet_20_link" text:visited-style-name="Visited_20_Internet_20_Link">https://docs.aws.amazon.com/sdk-for-javascript/v2/developer-guide/s3-example-photo-album.html</text:a></text:p>
      <text:p text:style-name="P21"/>
      <text:p text:style-name="P23">​nodemailer</text:p>
      <text:p text:style-name="P21"><text:a xlink:type="simple" xlink:href="https://stackoverflow.com/questions/72470777/nodemailer-response-535-5-7-8-username-and-password-not-accepted" text:style-name="Internet_20_link" text:visited-style-name="Visited_20_Internet_20_Link">https://stackoverflow.com/questions/72470777/nodemailer-response-535-5-7-8-username-and-password-not-accepted</text:a></text:p>
      <text:p text:style-name="P21"/>
      <text:p text:style-name="P21"/>
      <text:p text:style-name="P22">​google location </text:p>
      <text:p text:style-name="P21">https://developers.google.com/maps/documentation/places/web-service/search-nearb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7:23:20.738917782</meta:creation-date>
    <dc:date>2023-06-28T16:25:05.109691248</dc:date>
    <meta:editing-duration>P2DT29M30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" meta:character-count="416" meta:non-whitespace-character-count="411"/>
  </office:meta>
</office:document-meta>
</file>